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filter.py" manifest:media-type="application/binary"/>
  <manifest:file-entry manifest:full-path="Scripts/python/pythonpath/movelister/format/convert.py" manifest:media-type="application/binary"/>
  <manifest:file-entry manifest:full-path="Scripts/python/pythonpath/movelister/format/namedRanges.py" manifest:media-type="application/binary"/>
  <manifest:file-entry manifest:full-path="Scripts/python/pythonpath/movelister/format/action.py" manifest:media-type="application/binary"/>
  <manifest:file-entry manifest:full-path="Scripts/python/pythonpath/movelister/format/color.py" manifest:media-type="application/binary"/>
  <manifest:file-entry manifest:full-path="Scripts/python/pythonpath/movelister/format/overview.py" manifest:media-type="application/binary"/>
  <manifest:file-entry manifest:full-path="Scripts/python/pythonpath/movelister/format/group.py" manifest:media-type="application/binary"/>
  <manifest:file-entry manifest:full-path="Scripts/python/pythonpath/movelister/format/conditionalFormat.py" manifest:media-type="application/binary"/>
  <manifest:file-entry manifest:full-path="Scripts/python/pythonpath/movelister/format/delete.py" manifest:media-type="application/binary"/>
  <manifest:file-entry manifest:full-path="Scripts/python/pythonpath/movelister/format/detail.py" manifest:media-type="application/binary"/>
  <manifest:file-entry manifest:full-path="Scripts/python/pythonpath/movelister/format/details.py" manifest:media-type="application/binary"/>
  <manifest:file-entry manifest:full-path="Scripts/python/pythonpath/movelister/format/format.py" manifest:media-type="application/binary"/>
  <manifest:file-entry manifest:full-path="Scripts/python/pythonpath/movelister/format/validation.py" manifest:media-type="application/binary"/>
  <manifest:file-entry manifest:full-path="Scripts/python/pythonpath/movelister/format/__init__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__init__.py" manifest:media-type="application/binary"/>
  <manifest:file-entry manifest:full-path="Scripts/python/pythonpath/movelister/process/updateOverview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modifier.py" manifest:media-type="application/binary"/>
  <manifest:file-entry manifest:full-path="Scripts/python/pythonpath/movelister/model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sheet.py" manifest:media-type="application/binary"/>
  <manifest:file-entry manifest:full-path="Scripts/python/pythonpath/movelister/sheet/helper.py" manifest:media-type="application/binary"/>
  <manifest:file-entry manifest:full-path="Scripts/python/pythonpath/movelister/sheet/master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sheet/__init__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context.py" manifest:media-type="application/binary"/>
  <manifest:file-entry manifest:full-path="Scripts/python/pythonpath/movelister/core/alignment.py" manifest:media-type="application/binary"/>
  <manifest:file-entry manifest:full-path="Scripts/python/pythonpath/movelister/core/__init__.py" manifest:media-type="application/binary"/>
  <manifest:file-entry manifest:full-path="Scripts/python/pythonpath/movelister/core/meta.py" manifest:media-type="application/binary"/>
  <manifest:file-entry manifest:full-path="Scripts/python/pythonpath/movelister/core/cursor.py" manifest:media-type="application/binary"/>
  <manifest:file-entry manifest:full-path="Scripts/python/pythonpath/movelister/core/file.py" manifest:media-type="application/binary"/>
  <manifest:file-entry manifest:full-path="Scripts/python/pythonpath/movelister/error.py" manifest:media-type="application/binary"/>
  <manifest:file-entry manifest:full-path="Scripts/python/pythonpath/movelister/selection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3.976cm"/>
    </style:style>
    <style:style style:name="co19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1.382cm"/>
    </style:style>
    <style:style style:name="co26" style:family="table-column">
      <style:table-column-properties fo:break-before="auto" style:column-width="6.671cm"/>
    </style:style>
    <style:style style:name="co27" style:family="table-column">
      <style:table-column-properties fo:break-before="auto" style:column-width="3.207cm"/>
    </style:style>
    <style:style style:name="co28" style:family="table-column">
      <style:table-column-properties fo:break-before="auto" style:column-width="8.957cm"/>
    </style:style>
    <style:style style:name="co29" style:family="table-column">
      <style:table-column-properties fo:break-before="auto" style:column-width="19.634cm"/>
    </style:style>
    <style:style style:name="co30" style:family="table-column">
      <style:table-column-properties fo:break-before="auto" style:column-width="3.022cm"/>
    </style:style>
    <style:style style:name="co31" style:family="table-column">
      <style:table-column-properties fo:break-before="auto" style:column-width="3.076cm"/>
    </style:style>
    <style:style style:name="co32" style:family="table-column">
      <style:table-column-properties fo:break-before="auto" style:column-width="2.669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1.117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5.5cm"/>
    </style:style>
    <style:style style:name="co38" style:family="table-column">
      <style:table-column-properties fo:break-before="auto" style:column-width="5.338cm"/>
    </style:style>
    <style:style style:name="co39" style:family="table-column">
      <style:table-column-properties fo:break-before="auto" style:column-width="15.822cm"/>
    </style:style>
    <style:style style:name="co40" style:family="table-column">
      <style:table-column-properties fo:break-before="auto" style:column-width="15.849cm"/>
    </style:style>
    <style:style style:name="co41" style:family="table-column">
      <style:table-column-properties fo:break-before="auto" style:column-width="15.877cm"/>
    </style:style>
    <style:style style:name="co42" style:family="table-column">
      <style:table-column-properties fo:break-before="auto" style:column-width="2.459cm"/>
    </style:style>
    <style:style style:name="co43" style:family="table-column">
      <style:table-column-properties fo:break-before="auto" style:column-width="0.771cm"/>
    </style:style>
    <style:style style:name="co44" style:family="table-column">
      <style:table-column-properties fo:break-before="auto" style:column-width="1.559cm"/>
    </style:style>
    <style:style style:name="co45" style:family="table-column">
      <style:table-column-properties fo:break-before="auto" style:column-width="1.342cm"/>
    </style:style>
    <style:style style:name="co46" style:family="table-column">
      <style:table-column-properties fo:break-before="auto" style:column-width="1.016cm"/>
    </style:style>
    <style:style style:name="co47" style:family="table-column">
      <style:table-column-properties fo:break-before="auto" style:column-width="3.838cm"/>
    </style:style>
    <style:style style:name="co48" style:family="table-column">
      <style:table-column-properties fo:break-before="auto" style:column-width="0.953cm"/>
    </style:style>
    <style:style style:name="co49" style:family="table-column">
      <style:table-column-properties fo:break-before="auto" style:column-width="0.979cm"/>
    </style:style>
    <style:style style:name="co50" style:family="table-column">
      <style:table-column-properties fo:break-before="auto" style:column-width="12.009cm"/>
    </style:style>
    <style:style style:name="co51" style:family="table-column">
      <style:table-column-properties fo:break-before="auto" style:column-width="3.512cm"/>
    </style:style>
    <style:style style:name="co52" style:family="table-column">
      <style:table-column-properties fo:break-before="auto" style:column-width="2.505cm"/>
    </style:style>
    <style:style style:name="co53" style:family="table-column">
      <style:table-column-properties fo:break-before="auto" style:column-width="3.376cm"/>
    </style:style>
    <style:style style:name="co54" style:family="table-column">
      <style:table-column-properties fo:break-before="auto" style:column-width="1.85cm"/>
    </style:style>
    <style:style style:name="co55" style:family="table-column">
      <style:table-column-properties fo:break-before="auto" style:column-width="3.731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073cm"/>
    </style:style>
    <style:style style:name="co58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ffffcc" fo:border="0.06pt solid #000000"/>
    </style:style>
    <style:style style:name="ce7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e6e6ff" fo:border="0.06pt solid #000000"/>
    </style:style>
    <style:style style:name="ce86" style:family="table-cell" style:parent-style-name="Default">
      <style:table-cell-properties fo:background-color="#e6e6ff" fo:border="0.99pt solid #000000"/>
    </style:style>
    <style:style style:name="ce87" style:family="table-cell" style:parent-style-name="Default">
      <style:table-cell-properties fo:background-color="#c2d2f9" fo:border="0.06pt solid #000000"/>
    </style:style>
    <style:style style:name="ce88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93" style:family="table-cell" style:parent-style-name="Default">
      <style:table-cell-properties fo:border="0.99pt solid #000000" style:shrink-to-fit="true"/>
    </style:style>
    <style:style style:name="ce94" style:family="table-cell" style:parent-style-name="Default">
      <style:table-cell-properties fo:background-color="transparent" fo:border="0.99pt solid #000000" style:shrink-to-fit="true"/>
    </style:style>
    <style:style style:name="ce95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1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="0.06pt solid #000000"/>
    </style:style>
    <style:style style:name="ce1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Default">
      <style:table-cell-properties fo:background-color="#ffffcc" fo:border="0.06pt solid #000000"/>
    </style:style>
    <style:style style:name="ce1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8" style:family="table-cell" style:parent-style-name="Default">
      <style:table-cell-properties fo:background-color="transparent" fo:border="0.06pt solid #000000"/>
    </style:style>
    <style:style style:name="ce119" style:family="table-cell" style:parent-style-name="Default">
      <style:table-cell-properties fo:background-color="#e6e6e6" fo:border="0.06pt solid #000000"/>
    </style:style>
    <style:style style:name="ce120" style:family="table-cell" style:parent-style-name="Default">
      <style:table-cell-properties fo:background-color="#cccccc" fo:border="0.06pt solid #000000"/>
    </style:style>
    <style:style style:name="ce121" style:family="table-cell" style:parent-style-name="Default">
      <style:table-cell-properties fo:background-color="#0000ff" fo:border="0.06pt solid #000000"/>
    </style:style>
    <style:style style:name="ce122" style:family="table-cell" style:parent-style-name="Default">
      <style:table-cell-properties fo:background-color="#99ccff" fo:border="0.06pt solid #000000"/>
    </style:style>
    <style:style style:name="ce123" style:family="table-cell" style:parent-style-name="Default">
      <style:table-cell-properties fo:background-color="#00ae00" fo:border="0.06pt solid #000000"/>
    </style:style>
    <style:style style:name="ce124" style:family="table-cell" style:parent-style-name="Default">
      <style:table-cell-properties fo:background-color="#ff8080" fo:border="0.06pt solid #000000"/>
    </style:style>
    <style:style style:name="ce125" style:family="table-cell" style:parent-style-name="Default">
      <style:table-cell-properties fo:background-color="#ffff00" fo:border="0.06pt solid #000000"/>
    </style:style>
    <style:style style:name="ce126" style:family="table-cell" style:parent-style-name="Default">
      <style:table-cell-properties fo:background-color="#ff9966" fo:border="0.06pt solid #000000"/>
    </style:style>
    <style:style style:name="ce127" style:family="table-cell" style:parent-style-name="Default">
      <style:table-cell-properties fo:background-color="#9966cc" fo:border="0.06pt solid #000000"/>
    </style:style>
    <style:style style:name="ce12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e6e6ff" fo:border="0.06pt solid #000000"/>
    </style:style>
    <style:style style:name="ce130" style:family="table-cell" style:parent-style-name="Default">
      <style:table-cell-properties fo:background-color="#e6e6ff" fo:border="0.99pt solid #000000"/>
    </style:style>
    <style:style style:name="ce131" style:family="table-cell" style:parent-style-name="Default">
      <style:table-cell-properties fo:background-color="#c2d2f9" fo:border="0.06pt solid #000000"/>
    </style:style>
    <style:style style:name="ce132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order="0.74pt solid #000000" style:shrink-to-fit="true"/>
    </style:style>
    <style:style style:name="ce133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45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32" table:default-cell-style-name="ce39"/>
        <table:table-column table:style-name="co33" table:default-cell-style-name="ce39"/>
        <table:table-column table:style-name="co34" table:default-cell-style-name="ce3"/>
        <table:table-column table:style-name="co35" table:default-cell-style-name="ce3"/>
        <table:table-column table:style-name="co36" table:default-cell-style-name="ce10"/>
        <table:table-column table:style-name="co37" table:default-cell-style-name="ce3"/>
        <table:table-column table:style-name="co38" table:default-cell-style-name="ce3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7" table:content-validation-name="val1" office:value-type="string" calcext:value-type="string">
            <text:p><text:s text:c="2"/>Generate / Refresh Overview:</text:p>
          </table:table-cell>
          <table:table-cell table:style-name="ce37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7"/>
          <table:table-cell table:style-name="ce13" table:content-validation-name="val4"/>
          <table:table-cell table:style-name="ce37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8" table:content-validation-name="val1" office:value-type="string" calcext:value-type="string">
            <text:p>View</text:p>
          </table:table-cell>
          <table:table-cell table:style-name="ce38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4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4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2"/>
          <draw:control draw:z-index="1" draw:text-style-name="P2" svg:width="3.302cm" svg:height="0.61cm" svg:x="0.203cm" svg:y="0.127cm" draw:control="control3"/>
        </table:shapes>
        <table:table-column table:style-name="co42" table:default-cell-style-name="ce93"/>
        <table:table-column table:style-name="co43" table:default-cell-style-name="ce97"/>
        <table:table-column table:style-name="co44" table:default-cell-style-name="ce97"/>
        <table:table-column table:style-name="co45" table:default-cell-style-name="ce97"/>
        <table:table-column table:style-name="co46" table:default-cell-style-name="ce97"/>
        <table:table-column table:style-name="co44" table:number-columns-repeated="3" table:default-cell-style-name="ce94"/>
        <table:table-column table:style-name="co11" table:number-columns-repeated="9" table:default-cell-style-name="ce94"/>
        <table:table-column table:style-name="co11" table:number-columns-repeated="47" table:default-cell-style-name="ce93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95"/>
          <table:table-cell table:style-name="ce387"/>
          <table:table-cell table:style-name="ce95" table:content-validation-name="val4"/>
          <table:table-cell table:style-name="ce95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91" table:content-validation-name="val5" office:value-type="string" calcext:value-type="string">
            <text:p>Action Name</text:p>
          </table:table-cell>
          <table:table-cell table:style-name="ce96" office:value-type="string" calcext:value-type="string">
            <text:p>Hit</text:p>
          </table:table-cell>
          <table:table-cell table:style-name="ce96" office:value-type="string" calcext:value-type="string">
            <text:p>Frames</text:p>
          </table:table-cell>
          <table:table-cell table:style-name="ce96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91" office:value-type="string" calcext:value-type="string">
            <text:p>Notes 1</text:p>
          </table:table-cell>
          <table:table-cell table:style-name="ce91" office:value-type="string" calcext:value-type="string">
            <text:p>Notes 2</text:p>
          </table:table-cell>
          <table:table-cell table:style-name="ce91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 office:value-type="string" calcext:value-type="string">
            <text:p>Test Action</text:p>
          </table:table-cell>
          <table:table-cell table:number-columns-repeated="2"/>
          <table:table-cell table:style-name="ce40" table:content-validation-name="val6" office:value-type="string" calcext:value-type="string">
            <text:p>0</text:p>
          </table:table-cell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94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94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Inputs" table:style-name="ta1"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5"/>
        <table:table-column table:style-name="co21" table:default-cell-style-name="ce113"/>
        <table:table-column table:style-name="co11" table:number-columns-repeated="2" table:default-cell-style-name="Default"/>
        <table:table-row table:style-name="ro2">
          <table:table-cell table:style-name="ce112" office:value-type="string" calcext:value-type="string">
            <text:p>Input List</text:p>
          </table:table-cell>
          <table:table-cell table:style-name="ce112" office:value-type="string" calcext:value-type="string">
            <text:p>Input Name</text:p>
          </table:table-cell>
          <table:table-cell table:style-name="ce112" office:value-type="string" calcext:value-type="string">
            <text:p>Button</text:p>
          </table:table-cell>
          <table:table-cell table:style-name="ce114" office:value-type="string" calcext:value-type="string">
            <text:p>Group</text:p>
          </table:table-cell>
          <table:table-cell table:style-name="ce112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1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6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1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1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4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17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4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11" table:default-cell-style-name="ce113"/>
        <table:table-row table:style-name="ro2">
          <table:table-cell table:style-name="ce112" office:value-type="string" calcext:value-type="string">
            <text:p>Short Name</text:p>
          </table:table-cell>
          <table:table-cell table:style-name="ce112" office:value-type="string" calcext:value-type="string">
            <text:p>Full Name</text:p>
          </table:table-cell>
          <table:table-cell table:style-name="ce112" office:value-type="string" calcext:value-type="string">
            <text:p>Color</text:p>
          </table:table-cell>
          <table:table-cell table:style-name="ce112" office:value-type="string" calcext:value-type="string">
            <text:p>Notes 1</text:p>
          </table:table-cell>
          <table:table-cell table:style-name="ce112" office:value-type="string" calcext:value-type="string">
            <text:p>Filters</text:p>
          </table:table-cell>
          <table:table-cell table:style-name="ce112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27" table:default-cell-style-name="ce113"/>
        <table:table-column table:style-name="co24" table:default-cell-style-name="ce113"/>
        <table:table-column table:style-name="co28" table:default-cell-style-name="ce113"/>
        <table:table-column table:style-name="co29" table:default-cell-style-name="ce113"/>
        <table:table-row table:style-name="ro2">
          <table:table-cell table:style-name="ce112" office:value-type="string" calcext:value-type="string">
            <text:p>List of Results:</text:p>
          </table:table-cell>
          <table:table-cell table:style-name="ce112" office:value-type="string" calcext:value-type="string">
            <text:p>Color</text:p>
          </table:table-cell>
          <table:table-cell table:number-columns-repeated="2" table:style-name="ce112" office:value-type="string" calcext:value-type="string">
            <text:p>Explanation for the user:</text:p>
          </table:table-cell>
        </table:table-row>
        <table:table-row table:style-name="ro2">
          <table:table-cell table:style-name="ce118" office:value-type="string" calcext:value-type="string">
            <text:p>Undecided</text:p>
          </table:table-cell>
          <table:table-cell table:style-name="ce11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18" office:value-type="string" calcext:value-type="string">
            <text:p>No effect</text:p>
          </table:table-cell>
          <table:table-cell table:style-name="ce119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18" office:value-type="string" calcext:value-type="string">
            <text:p>Impossible?</text:p>
          </table:table-cell>
          <table:table-cell table:style-name="ce120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18" office:value-type="string" calcext:value-type="string">
            <text:p>Prereq</text:p>
          </table:table-cell>
          <table:table-cell table:style-name="ce12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18" office:value-type="string" calcext:value-type="string">
            <text:p>Mutual</text:p>
          </table:table-cell>
          <table:table-cell table:style-name="ce122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18" office:value-type="string" calcext:value-type="string">
            <text:p>Special</text:p>
          </table:table-cell>
          <table:table-cell table:style-name="ce123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124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18" office:value-type="string" calcext:value-type="string">
            <text:p>Buffers</text:p>
          </table:table-cell>
          <table:table-cell table:style-name="ce125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18" office:value-type="string" calcext:value-type="string">
            <text:p>Follows</text:p>
          </table:table-cell>
          <table:table-cell table:style-name="ce126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18" office:value-type="string" calcext:value-type="string">
            <text:p>???</text:p>
          </table:table-cell>
          <table:table-cell table:style-name="ce127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18" office:value-type="string" calcext:value-type="string">
            <text:p>---</text:p>
          </table:table-cell>
          <table:table-cell table:style-name="ce11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128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30" table:default-cell-style-name="Default"/>
        <table:table-column table:style-name="co31" table:default-cell-style-name="Default"/>
        <table:table-column table:style-name="co11" table:number-columns-repeated="9" table:default-cell-style-name="Default"/>
        <table:table-row table:style-name="ro2">
          <table:table-cell table:style-name="ce51" office:value-type="string" calcext:value-type="string">
            <text:p>Options:</text:p>
          </table:table-cell>
          <table:table-cell table:number-columns-repeated="5"/>
          <table:table-cell table:style-name="ce132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129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130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131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47" table:default-cell-style-name="ce93"/>
        <table:table-column table:style-name="co48" table:default-cell-style-name="ce97"/>
        <table:table-column table:style-name="co36" table:default-cell-style-name="ce97"/>
        <table:table-column table:style-name="co24" table:default-cell-style-name="ce97"/>
        <table:table-column table:style-name="co49" table:default-cell-style-name="ce97"/>
        <table:table-column table:style-name="co50" table:number-columns-repeated="3" table:default-cell-style-name="ce94"/>
        <table:table-column table:style-name="co11" table:number-columns-repeated="9" table:default-cell-style-name="ce94"/>
        <table:table-column table:style-name="co11" table:number-columns-repeated="47" table:default-cell-style-name="ce93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95"/>
          <table:table-cell table:style-name="ce387"/>
          <table:table-cell table:style-name="ce95" table:content-validation-name="val4"/>
          <table:table-cell table:style-name="ce95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91" table:content-validation-name="val5" office:value-type="string" calcext:value-type="string">
            <text:p>Action Name</text:p>
          </table:table-cell>
          <table:table-cell table:style-name="ce96" office:value-type="string" calcext:value-type="string">
            <text:p>Hit</text:p>
          </table:table-cell>
          <table:table-cell table:style-name="ce96" office:value-type="string" calcext:value-type="string">
            <text:p>Frames</text:p>
          </table:table-cell>
          <table:table-cell table:style-name="ce96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91" office:value-type="string" calcext:value-type="string">
            <text:p>Notes 1</text:p>
          </table:table-cell>
          <table:table-cell table:style-name="ce91" office:value-type="string" calcext:value-type="string">
            <text:p>Notes 2</text:p>
          </table:table-cell>
          <table:table-cell table:style-name="ce91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94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94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51" table:default-cell-style-name="ce39"/>
        <table:table-column table:style-name="co52" table:default-cell-style-name="ce39"/>
        <table:table-column table:style-name="co53" table:default-cell-style-name="ce39"/>
        <table:table-column table:style-name="co54" table:default-cell-style-name="ce12"/>
        <table:table-column table:style-name="co55" table:default-cell-style-name="ce12"/>
        <table:table-column table:style-name="co54" table:number-columns-repeated="2" table:default-cell-style-name="ce12"/>
        <table:table-column table:style-name="co55" table:default-cell-style-name="ce12"/>
        <table:table-column table:style-name="co54" table:number-columns-repeated="2" table:default-cell-style-name="ce12"/>
        <table:table-column table:style-name="co55" table:default-cell-style-name="ce12"/>
        <table:table-column table:style-name="co56" table:number-columns-repeated="2" table:default-cell-style-name="ce12"/>
        <table:table-column table:style-name="co55" table:default-cell-style-name="ce12"/>
        <table:table-column table:style-name="co54" table:number-columns-repeated="2" table:default-cell-style-name="ce12"/>
        <table:table-column table:style-name="co23" table:default-cell-style-name="ce12"/>
        <table:table-column table:style-name="co57" table:number-columns-repeated="2" table:default-cell-style-name="ce12"/>
        <table:table-column table:style-name="co23" table:default-cell-style-name="ce12"/>
        <table:table-column table:style-name="co58" table:default-cell-style-name="ce12"/>
        <table:table-column table:style-name="co39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8" office:value-type="string" calcext:value-type="string">
            <text:p>Action Name</text:p>
          </table:table-cell>
          <table:table-cell table:style-name="ce38" office:value-type="string" calcext:value-type="string">
            <text:p>Modifiers</text:p>
          </table:table-cell>
          <table:table-cell table:style-name="ce38" office:value-type="string" calcext:value-type="string">
            <text:p>Input to Compare</text:p>
          </table:table-cell>
          <table:table-cell table:style-name="ce133"/>
          <table:table-cell table:style-name="ce136" office:value-type="string" calcext:value-type="string">
            <text:p>&gt; Phase 0 result</text:p>
          </table:table-cell>
          <table:table-cell table:style-name="ce136"/>
          <table:table-cell table:style-name="ce142"/>
          <table:table-cell table:style-name="ce143" office:value-type="string" calcext:value-type="string">
            <text:p>&gt; Phase 1 result</text:p>
          </table:table-cell>
          <table:table-cell table:style-name="ce143"/>
          <table:table-cell table:style-name="ce142"/>
          <table:table-cell table:style-name="ce143" office:value-type="string" calcext:value-type="string">
            <text:p>&gt; Phase 2 result</text:p>
          </table:table-cell>
          <table:table-cell table:style-name="ce143"/>
          <table:table-cell table:style-name="ce142"/>
          <table:table-cell table:style-name="ce143" office:value-type="string" calcext:value-type="string">
            <text:p>&gt; Phase 3 result</text:p>
          </table:table-cell>
          <table:table-cell table:style-name="ce143"/>
          <table:table-cell table:style-name="ce142"/>
          <table:table-cell table:style-name="ce143" office:value-type="string" calcext:value-type="string">
            <text:p>&gt; Phase 4 result</text:p>
          </table:table-cell>
          <table:table-cell table:style-name="ce143" table:content-validation-name="val1"/>
          <table:table-cell table:style-name="ce142" table:content-validation-name="val1"/>
          <table:table-cell table:style-name="ce143" table:content-validation-name="val1" office:value-type="string" calcext:value-type="string">
            <text:p>&gt; Phase 5 result</text:p>
          </table:table-cell>
          <table:table-cell table:style-name="ce143" table:content-validation-name="val1"/>
          <table:table-cell table:style-name="ce145" table:content-validation-name="val1" office:value-type="string" calcext:value-type="string">
            <text:p>Notes 1</text:p>
          </table:table-cell>
          <table:table-cell table:style-name="ce145" office:value-type="string" calcext:value-type="string">
            <text:p>Notes 2</text:p>
          </table:table-cell>
          <table:table-cell table:style-name="ce145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134" table:number-columns-repeated="14"/>
          <table:table-cell table:style-name="ce140" table:content-validation-name="val1" table:number-columns-repeated="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134" table:number-columns-repeated="14"/>
          <table:table-cell table:style-name="ce140" table:content-validation-name="val1" table:number-columns-repeated="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17"/>
          <table:table-cell table:content-validation-name="val1" table:number-columns-repeated="5"/>
          <table:table-cell table:number-columns-repeated="876"/>
        </table:table-row>
        <table:table-row table:style-name="ro2">
          <table:table-cell table:number-columns-repeated="17"/>
          <table:table-cell table:content-validation-name="val1" table:number-columns-repeated="5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22:09:13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3T22:09:43.784000000</dc:date>
    <meta:editing-duration>P7DT1H12M20S</meta:editing-duration>
    <meta:editing-cycles>1198</meta:editing-cycles>
    <meta:generator>LibreOffice/6.3.5.2$Windows_X86_64 LibreOffice_project/dd0751754f11728f69b42ee2af66670068624673</meta:generator>
    <meta:document-statistic meta:table-count="8" meta:cell-count="125" meta:object-count="5"/>
  </office:meta>
</office:document-meta>
</file>